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5">
      <style:paragraph-properties fo:margin-top="0cm" fo:margin-bottom="0cm" style:contextual-spacing="false"/>
    </style:style>
    <style:style style:name="P10" style:family="paragraph" style:parent-style-name="Text_20_body" style:list-style-name="L6"/>
    <style:style style:name="P11" style:family="paragraph" style:parent-style-name="Text_20_body" style:list-style-name="L6">
      <style:paragraph-properties fo:margin-top="0cm" fo:margin-bottom="0cm" style:contextual-spacing="false"/>
    </style:style>
    <style:style style:name="P12" style:family="paragraph" style:parent-style-name="Text_20_body" style:list-style-name="L7"/>
    <style:style style:name="P13" style:family="paragraph" style:parent-style-name="Text_20_body" style:list-style-name="L7">
      <style:paragraph-properties fo:margin-top="0cm" fo:margin-bottom="0cm" style:contextual-spacing="false"/>
    </style:style>
    <style:style style:name="P14" style:family="paragraph" style:parent-style-name="Text_20_body" style:list-style-name="L8"/>
    <style:style style:name="P15" style:family="paragraph" style:parent-style-name="Text_20_body" style:list-style-name="L8">
      <style:paragraph-properties fo:margin-top="0cm" fo:margin-bottom="0cm" style:contextual-spacing="false"/>
    </style:style>
    <style:style style:name="P16" style:family="paragraph" style:parent-style-name="Text_20_body" style:list-style-name="L9"/>
    <style:style style:name="P17" style:family="paragraph" style:parent-style-name="Text_20_body" style:list-style-name="L9">
      <style:paragraph-properties fo:margin-top="0cm" fo:margin-bottom="0cm" style:contextual-spacing="false"/>
    </style:style>
    <style:style style:name="P18" style:family="paragraph" style:parent-style-name="Text_20_body" style:list-style-name="L10"/>
    <style:style style:name="P19" style:family="paragraph" style:parent-style-name="Text_20_body" style:list-style-name="L10">
      <style:paragraph-properties fo:margin-top="0cm" fo:margin-bottom="0cm" style:contextual-spacing="false"/>
    </style:style>
    <style:style style:name="P20" style:family="paragraph" style:parent-style-name="Text_20_body" style:list-style-name="L11"/>
    <style:style style:name="P21" style:family="paragraph" style:parent-style-name="Text_20_body" style:list-style-name="L11">
      <style:paragraph-properties fo:margin-top="0cm" fo:margin-bottom="0cm" style:contextual-spacing="false"/>
    </style:style>
    <style:style style:name="P22" style:family="paragraph" style:parent-style-name="Text_20_body" style:list-style-name="L12"/>
    <style:style style:name="P23" style:family="paragraph" style:parent-style-name="Text_20_body" style:list-style-name="L12">
      <style:paragraph-properties fo:margin-top="0cm" fo:margin-bottom="0cm" style:contextual-spacing="false"/>
    </style:style>
    <style:style style:name="P24" style:family="paragraph" style:parent-style-name="Text_20_body" style:list-style-name="L13"/>
    <style:style style:name="P25" style:family="paragraph" style:parent-style-name="Text_20_body" style:list-style-name="L13">
      <style:paragraph-properties fo:margin-top="0cm" fo:margin-bottom="0cm" style:contextual-spacing="false"/>
    </style:style>
    <style:style style:name="P26" style:family="paragraph" style:parent-style-name="Text_20_body" style:list-style-name="L14"/>
    <style:style style:name="P27" style:family="paragraph" style:parent-style-name="Text_20_body" style:list-style-name="L14">
      <style:paragraph-properties fo:margin-top="0cm" fo:margin-bottom="0cm" style:contextual-spacing="false"/>
    </style:style>
    <style:style style:name="P28" style:family="paragraph" style:parent-style-name="Text_20_body" style:list-style-name="L15"/>
    <style:style style:name="P29" style:family="paragraph" style:parent-style-name="Text_20_body" style:list-style-name="L15">
      <style:paragraph-properties fo:margin-top="0cm" fo:margin-bottom="0cm" style:contextual-spacing="false"/>
    </style:style>
    <style:style style:name="P30" style:family="paragraph" style:parent-style-name="Text_20_body" style:list-style-name="L16"/>
    <style:style style:name="P31" style:family="paragraph" style:parent-style-name="Text_20_body" style:list-style-name="L16">
      <style:paragraph-properties fo:margin-top="0cm" fo:margin-bottom="0cm" style:contextual-spacing="false"/>
    </style:style>
    <style:style style:name="P32" style:family="paragraph" style:parent-style-name="Text_20_body" style:list-style-name="L17"/>
    <style:style style:name="P33" style:family="paragraph" style:parent-style-name="Text_20_body" style:list-style-name="L17">
      <style:paragraph-properties fo:margin-top="0cm" fo:margin-bottom="0cm" style:contextual-spacing="false"/>
    </style:style>
    <style:style style:name="P34" style:family="paragraph" style:parent-style-name="Text_20_body" style:list-style-name="L18"/>
    <style:style style:name="P35" style:family="paragraph" style:parent-style-name="Text_20_body" style:list-style-name="L18">
      <style:paragraph-properties fo:margin-top="0cm" fo:margin-bottom="0cm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En Java, las estructuras <text:span text:style-name="Source_20_Text">try</text:span> y <text:span text:style-name="Source_20_Text">catch</text:span> se usan para manejar excepciones, que son eventos inesperados que pueden ocurrir durante la ejecución de un programa. Cuando se produce una excepción, el flujo normal del programa se detiene y puede causar errores si no se manejan adecuadamente. Para evitar esto, se utiliza el bloque <text:span text:style-name="Source_20_Text">try-catch</text:span>.</text:p>
      <text:p text:style-name="Text_20_body">Aquí te explico cómo funciona:</text:p>
      <text:h text:style-name="Heading_20_3" text:outline-level="3">Estructura básica:</text:h>
      <text:p text:style-name="Preformatted_20_Text"><text:span text:style-name="Source_20_Text">try {</text:span></text:p>
      <text:p text:style-name="Preformatted_20_Text"><text:span text:style-name="Source_20_Text"><text:s text:c="4"/>// Código que puede generar una excepción</text:span></text:p>
      <text:p text:style-name="Preformatted_20_Text"><text:span text:style-name="Source_20_Text">} catch (TipoDeExcepcion ex) {</text:span></text:p>
      <text:p text:style-name="Preformatted_20_Text"><text:span text:style-name="Source_20_Text"><text:s text:c="4"/>// Código que maneja la excepción</text:span></text:p>
      <text:p text:style-name="P1"><text:span text:style-name="Source_20_Text">}</text:span></text:p>
      <text:list xml:id="list3596889436" text:style-name="L1">
        <text:list-item>
          <text:p text:style-name="P3"><text:span text:style-name="Strong_20_Emphasis"><text:span text:style-name="Source_20_Text">try</text:span></text:span>: En este bloque colocamos el código que podría generar una excepción. Si ocurre una excepción, el flujo de ejecución se transfiere al bloque <text:span text:style-name="Source_20_Text">catch</text:span> correspondiente.</text:p>
        </text:list-item>
        <text:list-item>
          <text:p text:style-name="P3"><text:span text:style-name="Strong_20_Emphasis"><text:span text:style-name="Source_20_Text">catch</text:span></text:span>: En este bloque capturamos y manejamos la excepción. Podemos especificar qué tipo de excepción queremos capturar y qué hacer cuando ocurra esa excepción.</text:p>
        </text:list-item>
      </text:list>
      <text:h text:style-name="Heading_20_3" text:outline-level="3">Ejemplo:</text:h>
      <text:p text:style-name="Preformatted_20_Text"><text:span text:style-name="Source_20_Text">public class Ejemplo {</text:span></text:p>
      <text:p text:style-name="Preformatted_20_Text"><text:span text:style-name="Source_20_Text"><text:s text:c="4"/>public static void main(String[] args) {</text:span></text:p>
      <text:p text:style-name="Preformatted_20_Text"><text:span text:style-name="Source_20_Text"><text:s text:c="8"/>try {</text:span></text:p>
      <text:p text:style-name="Preformatted_20_Text"><text:span text:style-name="Source_20_Text"><text:s text:c="12"/>// Intentamos dividir por 0, lo que causará una excepción</text:span></text:p>
      <text:p text:style-name="Preformatted_20_Text"><text:span text:style-name="Source_20_Text"><text:s text:c="12"/>int resultado = 10 / 0;</text:span></text:p>
      <text:p text:style-name="Preformatted_20_Text"><text:span text:style-name="Source_20_Text"><text:s text:c="8"/>} catch (ArithmeticException e) {</text:span></text:p>
      <text:p text:style-name="Preformatted_20_Text"><text:span text:style-name="Source_20_Text"><text:s text:c="12"/>// Si ocurre una ArithmeticException, se maneja aquí</text:span></text:p>
      <text:p text:style-name="Preformatted_20_Text"><text:span text:style-name="Source_20_Text"><text:s text:c="12"/>System.out.println("Error: División por cero!");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1"><text:span text:style-name="Source_20_Text">}</text:span></text:p>
      <text:p text:style-name="Text_20_body"><text:span text:style-name="Strong_20_Emphasis">Explicación</text:span>:</text:p>
      <text:list xml:id="list2970601160" text:style-name="L2">
        <text:list-item>
          <text:p text:style-name="P5">En el bloque <text:span text:style-name="Source_20_Text">try</text:span>, intentamos hacer una operación que sabemos que generará una excepción: <text:span text:style-name="Source_20_Text">10 / 0</text:span>. </text:p>
        </text:list-item>
        <text:list-item>
          <text:p text:style-name="P5">La excepción que ocurre es <text:span text:style-name="Source_20_Text">ArithmeticException</text:span> (división por cero). </text:p>
        </text:list-item>
        <text:list-item>
          <text:p text:style-name="P4">El bloque <text:span text:style-name="Source_20_Text">catch</text:span> captura esa excepción y ejecuta el código dentro de él, en este caso, mostrando un mensaje de error. </text:p>
        </text:list-item>
      </text:list>
      <text:h text:style-name="Heading_20_3" text:outline-level="3">Variantes:</text:h>
      <text:list xml:id="list1068050563" text:style-name="L3">
        <text:list-item>
          <text:p text:style-name="P6"><text:span text:style-name="Strong_20_Emphasis">Múltiples excepciones</text:span>: Puedes usar varios bloques <text:span text:style-name="Source_20_Text">catch</text:span> para manejar diferentes tipos de excepciones. </text:p>
        </text:list-item>
      </text:list>
      <text:p text:style-name="Preformatted_20_Text"><text:span text:style-name="Source_20_Text">try {</text:span></text:p>
      <text:p text:style-name="Preformatted_20_Text"><text:span text:style-name="Source_20_Text"><text:s text:c="4"/>// Código que puede generar excepciones</text:span></text:p>
      <text:p text:style-name="Preformatted_20_Text"><text:span text:style-name="Source_20_Text">} catch (NullPointerException e) {</text:span></text:p>
      <text:p text:style-name="Preformatted_20_Text"><text:span text:style-name="Source_20_Text"><text:s text:c="4"/>// Manejo de NullPointerException</text:span></text:p>
      <text:p text:style-name="Preformatted_20_Text"><text:span text:style-name="Source_20_Text">} catch (ArithmeticException e) {</text:span></text:p>
      <text:p text:style-name="Preformatted_20_Text"><text:span text:style-name="Source_20_Text"><text:s text:c="4"/>// Manejo de ArithmeticException</text:span></text:p>
      <text:p text:style-name="Preformatted_20_Text"><text:span text:style-name="Source_20_Text">} catch (Exception e) {</text:span></text:p>
      <text:p text:style-name="Preformatted_20_Text"><text:span text:style-name="Source_20_Text"><text:s text:c="4"/>// Manejo de otras excepciones generales</text:span></text:p>
      <text:p text:style-name="P1"><text:span text:style-name="Source_20_Text">}</text:span></text:p>
      <text:list xml:id="list2496275842" text:style-name="L4">
        <text:list-item>
          <text:p text:style-name="P7"><text:soft-page-break/><text:span text:style-name="Strong_20_Emphasis"><text:span text:style-name="Source_20_Text">finally</text:span></text:span>: El bloque <text:span text:style-name="Source_20_Text">finally</text:span> se ejecuta siempre, haya o no ocurrido una excepción. Es útil para cerrar recursos como archivos o conexiones a bases de datos, independientemente de si ocurrió una excepción. </text:p>
        </text:list-item>
      </text:list>
      <text:p text:style-name="Preformatted_20_Text"><text:span text:style-name="Source_20_Text">try {</text:span></text:p>
      <text:p text:style-name="Preformatted_20_Text"><text:span text:style-name="Source_20_Text"><text:s text:c="4"/>// Código que puede generar una excepción</text:span></text:p>
      <text:p text:style-name="Preformatted_20_Text"><text:span text:style-name="Source_20_Text">} catch (Exception e) {</text:span></text:p>
      <text:p text:style-name="Preformatted_20_Text"><text:span text:style-name="Source_20_Text"><text:s text:c="4"/>// Manejo de la excepción</text:span></text:p>
      <text:p text:style-name="Preformatted_20_Text"><text:span text:style-name="Source_20_Text">} finally {</text:span></text:p>
      <text:p text:style-name="Preformatted_20_Text"><text:span text:style-name="Source_20_Text"><text:s text:c="4"/>// Este bloque se ejecuta siempre, se haya producido o no una excepción</text:span></text:p>
      <text:p text:style-name="Preformatted_20_Text"><text:span text:style-name="Source_20_Text"><text:s text:c="4"/>System.out.println("Este bloque siempre se ejecuta.");</text:span></text:p>
      <text:p text:style-name="P1"><text:span text:style-name="Source_20_Text">}</text:span></text:p>
      <text:h text:style-name="Heading_20_3" text:outline-level="3">Resumen:</text:h>
      <text:list xml:id="list1292165325" text:style-name="L5">
        <text:list-item>
          <text:p text:style-name="P9"><text:span text:style-name="Strong_20_Emphasis"><text:span text:style-name="Source_20_Text">try</text:span></text:span>: Ejecuta código que podría lanzar una excepción. </text:p>
        </text:list-item>
        <text:list-item>
          <text:p text:style-name="P9"><text:span text:style-name="Strong_20_Emphasis"><text:span text:style-name="Source_20_Text">catch</text:span></text:span>: Captura la excepción y permite manejarla de forma controlada. </text:p>
        </text:list-item>
        <text:list-item>
          <text:p text:style-name="P8"><text:span text:style-name="Strong_20_Emphasis"><text:span text:style-name="Source_20_Text">finally</text:span></text:span>: (Opcional) Ejecuta código que siempre debe ocurrir, independientemente de si hay una excepción o no. </text:p>
        </text:list-item>
      </text:list>
      <text:p text:style-name="Text_20_body">------------------------------------------------------------------------------------------------------------------------</text:p>
      <text:p text:style-name="Text_20_body">Aquí tienes dos ejercicios similares, siguiendo la misma estructura que el que mencionaste:</text:p>
      <text:p text:style-name="Horizontal_20_Line"/>
      <text:h text:style-name="Heading_20_3" text:outline-level="3">Ejercicio 1: <text:span text:style-name="Strong_20_Emphasis">Sistema de Gestión de Reservas de Hotel con Excepciones</text:span></text:h>
      <text:h text:style-name="Heading_20_4" text:outline-level="4">Implementa un sistema de gestión de reservas de hotel en Java con las siguientes características:</text:h>
      <text:h text:style-name="Heading_20_5" text:outline-level="5">Clases y requisitos:</text:h>
      <text:list xml:id="list3136021836" text:style-name="L10">
        <text:list-item>
          <text:p text:style-name="P18"><text:span text:style-name="Strong_20_Emphasis">Clase Reserva</text:span></text:p>
          <text:list>
            <text:list-item>
              <text:p text:style-name="P19"><text:span text:style-name="Strong_20_Emphasis">Atributos</text:span>: </text:p>
              <text:list>
                <text:list-item>
                  <text:p text:style-name="P19">id (int) </text:p>
                </text:list-item>
                <text:list-item>
                  <text:p text:style-name="P19">noches (int) </text:p>
                </text:list-item>
                <text:list-item>
                  <text:p text:style-name="P19">precioPorNoche (double) </text:p>
                </text:list-item>
              </text:list>
            </text:list-item>
            <text:list-item>
              <text:p text:style-name="P19"><text:span text:style-name="Strong_20_Emphasis">Constructor</text:span> con parámetros para inicializar los atributos. </text:p>
            </text:list-item>
            <text:list-item>
              <text:p text:style-name="P19"><text:span text:style-name="Strong_20_Emphasis">Método calcularTotal()</text:span>, que devuelve el total de la reserva (noches * precioPorNoche). </text:p>
            </text:list-item>
            <text:list-item>
              <text:p text:style-name="P19"><text:span text:style-name="Strong_20_Emphasis">Validaciones</text:span>: </text:p>
              <text:list>
                <text:list-item>
                  <text:p text:style-name="P19">Si noches es menor o igual a 0, se debe lanzar una excepción personalizada <text:span text:style-name="Source_20_Text">NochesInvalidaException</text:span>. </text:p>
                </text:list-item>
                <text:list-item>
                  <text:p text:style-name="P19">Si precioPorNoche es menor o igual a 0, se debe lanzar una excepción personalizada <text:span text:style-name="Source_20_Text">PrecioPorNocheInvalidoException</text:span>. </text:p>
                </text:list-item>
              </text:list>
            </text:list-item>
          </text:list>
        </text:list-item>
        <text:list-item>
          <text:p text:style-name="P18"><text:span text:style-name="Strong_20_Emphasis">Clase GestorReservas</text:span></text:p>
          <text:list>
            <text:list-item>
              <text:p text:style-name="P19">Debe contener un método <text:span text:style-name="Strong_20_Emphasis">procesarReserva(Reserva reserva)</text:span> que invoque <text:span text:style-name="Source_20_Text">calcularTotal()</text:span>. </text:p>
            </text:list-item>
            <text:list-item>
              <text:p text:style-name="P19">En la clase principal, se deben crear varias reservas, probando con valores válidos e inválidos. </text:p>
            </text:list-item>
            <text:list-item>
              <text:p text:style-name="P18"><text:soft-page-break/>Se deben capturar y manejar correctamente todas las excepciones. </text:p>
            </text:list-item>
          </text:list>
        </text:list-item>
      </text:list>
      <text:h text:style-name="Heading_20_4" text:outline-level="4">Consideraciones:</text:h>
      <text:list xml:id="list2202396052" text:style-name="L11">
        <text:list-item>
          <text:p text:style-name="P21">Las excepciones personalizadas deben definirse en clases separadas. </text:p>
        </text:list-item>
        <text:list-item>
          <text:p text:style-name="P21">El alumno debe decidir si las excepciones se capturan en el propio método o se delegan a un nivel superior. </text:p>
        </text:list-item>
        <text:list-item>
          <text:p text:style-name="P20">Se debe utilizar <text:span text:style-name="Strong_20_Emphasis">try-catch</text:span> para gestionar los errores y un bloque <text:span text:style-name="Strong_20_Emphasis">finally</text:span> para indicar que la operación ha finalizado. </text:p>
        </text:list-item>
      </text:list>
      <text:p text:style-name="Horizontal_20_Line"/>
      <text:h text:style-name="Heading_20_3" text:outline-level="3">Ejercicio 2: <text:span text:style-name="Strong_20_Emphasis">Sistema de Gestión de Compras en una Tienda Online con Excepciones</text:span></text:h>
      <text:h text:style-name="Heading_20_4" text:outline-level="4">Implementa un sistema de gestión de compras en una tienda online en Java con las siguientes características:</text:h>
      <text:h text:style-name="Heading_20_5" text:outline-level="5">Clases y requisitos:</text:h>
      <text:list xml:id="list4276494678" text:style-name="L12">
        <text:list-item>
          <text:p text:style-name="P22"><text:span text:style-name="Strong_20_Emphasis">Clase Producto</text:span></text:p>
          <text:list>
            <text:list-item>
              <text:p text:style-name="P23"><text:span text:style-name="Strong_20_Emphasis">Atributos</text:span>: </text:p>
              <text:list>
                <text:list-item>
                  <text:p text:style-name="P23">id (int) </text:p>
                </text:list-item>
                <text:list-item>
                  <text:p text:style-name="P23">cantidadStock (int) </text:p>
                </text:list-item>
                <text:list-item>
                  <text:p text:style-name="P23">precio (double) </text:p>
                </text:list-item>
              </text:list>
            </text:list-item>
            <text:list-item>
              <text:p text:style-name="P23"><text:span text:style-name="Strong_20_Emphasis">Constructor</text:span> con parámetros para inicializar los atributos. </text:p>
            </text:list-item>
            <text:list-item>
              <text:p text:style-name="P23"><text:span text:style-name="Strong_20_Emphasis">Método calcularPrecioTotal()</text:span>, que devuelve el total de la compra (cantidadStock * precio). </text:p>
            </text:list-item>
            <text:list-item>
              <text:p text:style-name="P23"><text:span text:style-name="Strong_20_Emphasis">Validaciones</text:span>: </text:p>
              <text:list>
                <text:list-item>
                  <text:p text:style-name="P23">Si cantidadStock es menor o igual a 0, se debe lanzar una excepción personalizada <text:span text:style-name="Source_20_Text">CantidadStockInvalidaException</text:span>. </text:p>
                </text:list-item>
                <text:list-item>
                  <text:p text:style-name="P23">Si precio es menor o igual a 0, se debe lanzar una excepción personalizada <text:span text:style-name="Source_20_Text">PrecioInvalidoException</text:span>. </text:p>
                </text:list-item>
              </text:list>
            </text:list-item>
          </text:list>
        </text:list-item>
        <text:list-item>
          <text:p text:style-name="P22"><text:span text:style-name="Strong_20_Emphasis">Clase GestorCompras</text:span></text:p>
          <text:list>
            <text:list-item>
              <text:p text:style-name="P23">Debe contener un método <text:span text:style-name="Strong_20_Emphasis">procesarCompra(Producto producto)</text:span> que invoque <text:span text:style-name="Source_20_Text">calcularPrecioTotal()</text:span>. </text:p>
            </text:list-item>
            <text:list-item>
              <text:p text:style-name="P23">En la clase principal, se deben crear varios productos, probando con valores válidos e inválidos. </text:p>
            </text:list-item>
            <text:list-item>
              <text:p text:style-name="P22">Se deben capturar y manejar correctamente todas las excepciones. </text:p>
            </text:list-item>
          </text:list>
        </text:list-item>
      </text:list>
      <text:h text:style-name="Heading_20_4" text:outline-level="4">Consideraciones:</text:h>
      <text:list xml:id="list1730436663" text:style-name="L13">
        <text:list-item>
          <text:p text:style-name="P25">Las excepciones personalizadas deben definirse en clases separadas. </text:p>
        </text:list-item>
        <text:list-item>
          <text:p text:style-name="P25">El alumno debe decidir si las excepciones se capturan en el propio método o se delegan a un nivel superior. </text:p>
        </text:list-item>
        <text:list-item>
          <text:p text:style-name="P24">Se debe utilizar <text:span text:style-name="Strong_20_Emphasis">try-catch</text:span> para gestionar los errores y un bloque <text:span text:style-name="Strong_20_Emphasis">finally</text:span> para indicar que la operación ha finalizado. </text:p>
        </text:list-item>
      </text:list>
      <text:p text:style-name="Horizontal_20_Line"/>
      <text:p text:style-name="Text_20_body"><text:soft-page-break/>Estos ejercicios siguen la misma lógica, pero con diferentes contextos (reservas de hotel y compras en línea). Puedes usar estos en un entorno educativo para que los estudiantes trabajen con excepciones y validaciones.</text:p>
      <text:p text:style-name="Text_20_body">------------------------------------------------------------------------------------------------------------------------</text:p>
      <text:p text:style-name="Text_20_body">¡Claro! Aquí te dejo las soluciones de los dos ejercicios que te planteé.</text:p>
      <text:h text:style-name="Heading_20_3" text:outline-level="3"><text:span text:style-name="Strong_20_Emphasis">Ejercicio 1: Sistema de Gestión de Reservas de Hotel con Excepciones</text:span></text:h>
      <text:h text:style-name="Heading_20_4" text:outline-level="4">1. <text:span text:style-name="Strong_20_Emphasis">Excepciones Personalizadas:</text:span></text:h>
      <text:p text:style-name="Text_20_body">Primero, creamos las excepciones personalizadas <text:span text:style-name="Source_20_Text">NochesInvalidaException</text:span> y <text:span text:style-name="Source_20_Text">PrecioPorNocheInvalidoException</text:span>.</text:p>
      <text:p text:style-name="Preformatted_20_Text"><text:span text:style-name="Source_20_Text">// Excepción personalizada para noches inválidas</text:span></text:p>
      <text:p text:style-name="Preformatted_20_Text"><text:span text:style-name="Source_20_Text">class NochesInvalidaException extends Exception {</text:span></text:p>
      <text:p text:style-name="Preformatted_20_Text"><text:span text:style-name="Source_20_Text"><text:s text:c="4"/>public NochesInvalidaException(String mensaje) {</text:span></text:p>
      <text:p text:style-name="Preformatted_20_Text"><text:span text:style-name="Source_20_Text"><text:s text:c="8"/>super(mensaje)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/ Excepción personalizada para precio por noche inválido</text:span></text:p>
      <text:p text:style-name="Preformatted_20_Text"><text:span text:style-name="Source_20_Text">class PrecioPorNocheInvalidoException extends Exception {</text:span></text:p>
      <text:p text:style-name="Preformatted_20_Text"><text:span text:style-name="Source_20_Text"><text:s text:c="4"/>public PrecioPorNocheInvalidoException(String mensaje) {</text:span></text:p>
      <text:p text:style-name="Preformatted_20_Text"><text:span text:style-name="Source_20_Text"><text:s text:c="8"/>super(mensaje);</text:span></text:p>
      <text:p text:style-name="Preformatted_20_Text"><text:span text:style-name="Source_20_Text"><text:s text:c="4"/>}</text:span></text:p>
      <text:p text:style-name="P1"><text:span text:style-name="Source_20_Text">}</text:span></text:p>
      <text:h text:style-name="Heading_20_4" text:outline-level="4">2. <text:span text:style-name="Strong_20_Emphasis">Clase </text:span><text:span text:style-name="Strong_20_Emphasis"><text:span text:style-name="Source_20_Text">Reserva</text:span></text:span><text:span text:style-name="Strong_20_Emphasis">:</text:span></text:h>
      <text:p text:style-name="Preformatted_20_Text"><text:span text:style-name="Source_20_Text">class Reserva {</text:span></text:p>
      <text:p text:style-name="Preformatted_20_Text"><text:span text:style-name="Source_20_Text"><text:s text:c="4"/>private int id;</text:span></text:p>
      <text:p text:style-name="Preformatted_20_Text"><text:span text:style-name="Source_20_Text"><text:s text:c="4"/>private int noches;</text:span></text:p>
      <text:p text:style-name="Preformatted_20_Text"><text:span text:style-name="Source_20_Text"><text:s text:c="4"/>private double precioPorNoche;</text:span></text:p>
      <text:p text:style-name="Preformatted_20_Text"/>
      <text:p text:style-name="Preformatted_20_Text"><text:span text:style-name="Source_20_Text"><text:s text:c="4"/>// Constructor</text:span></text:p>
      <text:p text:style-name="Preformatted_20_Text"><text:span text:style-name="Source_20_Text"><text:s text:c="4"/>public Reserva(int id, int noches, double precioPorNoche) {</text:span></text:p>
      <text:p text:style-name="Preformatted_20_Text"><text:span text:style-name="Source_20_Text"><text:s text:c="8"/>this.id = id;</text:span></text:p>
      <text:p text:style-name="Preformatted_20_Text"><text:span text:style-name="Source_20_Text"><text:s text:c="8"/>this.noches = noches;</text:span></text:p>
      <text:p text:style-name="Preformatted_20_Text"><text:span text:style-name="Source_20_Text"><text:s text:c="8"/>this.precioPorNoche = precioPorNoche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// Método para calcular el total</text:span></text:p>
      <text:p text:style-name="Preformatted_20_Text"><text:span text:style-name="Source_20_Text"><text:s text:c="4"/>public double calcularTotal() throws NochesInvalidaException, PrecioPorNocheInvalidoException {</text:span></text:p>
      <text:p text:style-name="Preformatted_20_Text"><text:span text:style-name="Source_20_Text"><text:s text:c="8"/>if (noches &lt;= 0) {</text:span></text:p>
      <text:p text:style-name="Preformatted_20_Text"><text:span text:style-name="Source_20_Text"><text:s text:c="12"/>throw new NochesInvalidaException("La cantidad de noches no puede ser menor o igual a 0.");</text:span></text:p>
      <text:p text:style-name="Preformatted_20_Text"><text:span text:style-name="Source_20_Text"><text:s text:c="8"/>}</text:span></text:p>
      <text:p text:style-name="Preformatted_20_Text"><text:span text:style-name="Source_20_Text"><text:s text:c="8"/>if (precioPorNoche &lt;= 0) {</text:span></text:p>
      <text:p text:style-name="Preformatted_20_Text"><text:span text:style-name="Source_20_Text"><text:s text:c="12"/>throw new PrecioPorNocheInvalidoException("El precio por noche no puede ser menor o igual a 0.");</text:span></text:p>
      <text:p text:style-name="Preformatted_20_Text"><text:span text:style-name="Source_20_Text"><text:s text:c="8"/>}</text:span></text:p>
      <text:p text:style-name="Preformatted_20_Text"><text:span text:style-name="Source_20_Text"><text:s text:c="8"/>return noches * precioPorNoche;</text:span></text:p>
      <text:p text:style-name="Preformatted_20_Text"><text:span text:style-name="Source_20_Text"><text:s text:c="4"/>}</text:span></text:p>
      <text:p text:style-name="P1"><text:span text:style-name="Source_20_Text">}</text:span></text:p>
      <text:h text:style-name="Heading_20_4" text:outline-level="4"><text:soft-page-break/>3. <text:span text:style-name="Strong_20_Emphasis">Clase </text:span><text:span text:style-name="Strong_20_Emphasis"><text:span text:style-name="Source_20_Text">GestorReservas</text:span></text:span><text:span text:style-name="Strong_20_Emphasis">:</text:span></text:h>
      <text:p text:style-name="Preformatted_20_Text"><text:span text:style-name="Source_20_Text">class GestorReservas {</text:span></text:p>
      <text:p text:style-name="Preformatted_20_Text"><text:span text:style-name="Source_20_Text"><text:s text:c="4"/>public void procesarReserva(Reserva reserva) {</text:span></text:p>
      <text:p text:style-name="Preformatted_20_Text"><text:span text:style-name="Source_20_Text"><text:s text:c="8"/>try {</text:span></text:p>
      <text:p text:style-name="Preformatted_20_Text"><text:span text:style-name="Source_20_Text"><text:s text:c="12"/>double total = reserva.calcularTotal();</text:span></text:p>
      <text:p text:style-name="Preformatted_20_Text"><text:span text:style-name="Source_20_Text"><text:s text:c="12"/>System.out.println("El total de la reserva es: " + total);</text:span></text:p>
      <text:p text:style-name="Preformatted_20_Text"><text:span text:style-name="Source_20_Text"><text:s text:c="8"/>} catch (NochesInvalidaException | PrecioPorNocheInvalidoException e) {</text:span></text:p>
      <text:p text:style-name="Preformatted_20_Text"><text:span text:style-name="Source_20_Text"><text:s text:c="12"/>System.out.println("Error al procesar la reserva: " + e.getMessage());</text:span></text:p>
      <text:p text:style-name="Preformatted_20_Text"><text:span text:style-name="Source_20_Text"><text:s text:c="8"/>} finally {</text:span></text:p>
      <text:p text:style-name="Preformatted_20_Text"><text:span text:style-name="Source_20_Text"><text:s text:c="12"/>System.out.println("Proceso de reserva finalizado.");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1"><text:span text:style-name="Source_20_Text">}</text:span></text:p>
      <text:h text:style-name="Heading_20_4" text:outline-level="4">4. <text:span text:style-name="Strong_20_Emphasis">Clase Principal:</text:span></text:h>
      <text:p text:style-name="Preformatted_20_Text"><text:span text:style-name="Source_20_Text">public class Main {</text:span></text:p>
      <text:p text:style-name="Preformatted_20_Text"><text:span text:style-name="Source_20_Text"><text:s text:c="4"/>public static void main(String[] args) {</text:span></text:p>
      <text:p text:style-name="Preformatted_20_Text"><text:span text:style-name="Source_20_Text"><text:s text:c="8"/>Reserva reserva1 = new Reserva(1, 3, 100.0);</text:span></text:p>
      <text:p text:style-name="Preformatted_20_Text"><text:span text:style-name="Source_20_Text"><text:s text:c="8"/>Reserva reserva2 = new Reserva(2, 0, 100.0); // Noches inválidas</text:span></text:p>
      <text:p text:style-name="Preformatted_20_Text"><text:span text:style-name="Source_20_Text"><text:s text:c="8"/>Reserva reserva3 = new Reserva(3, 3, -100.0); // Precio inválido</text:span></text:p>
      <text:p text:style-name="Preformatted_20_Text"/>
      <text:p text:style-name="Preformatted_20_Text"><text:span text:style-name="Source_20_Text"><text:s text:c="8"/>GestorReservas gestor = new GestorReservas();</text:span></text:p>
      <text:p text:style-name="Preformatted_20_Text"><text:span text:style-name="Source_20_Text"><text:s text:c="8"/></text:span></text:p>
      <text:p text:style-name="Preformatted_20_Text"><text:span text:style-name="Source_20_Text"><text:s text:c="8"/>gestor.procesarReserva(reserva1);</text:span></text:p>
      <text:p text:style-name="Preformatted_20_Text"><text:span text:style-name="Source_20_Text"><text:s text:c="8"/>gestor.procesarReserva(reserva2);</text:span></text:p>
      <text:p text:style-name="Preformatted_20_Text"><text:span text:style-name="Source_20_Text"><text:s text:c="8"/>gestor.procesarReserva(reserva3);</text:span></text:p>
      <text:p text:style-name="Preformatted_20_Text"><text:span text:style-name="Source_20_Text"><text:s text:c="4"/>}</text:span></text:p>
      <text:p text:style-name="P1"><text:span text:style-name="Source_20_Text">}</text:span></text:p>
      <text:h text:style-name="Heading_20_3" text:outline-level="3"><text:span text:style-name="Strong_20_Emphasis">Ejercicio 2: Sistema de Gestión de Compras en una Tienda Online con Excepciones</text:span></text:h>
      <text:h text:style-name="Heading_20_4" text:outline-level="4">1. <text:span text:style-name="Strong_20_Emphasis">Excepciones Personalizadas:</text:span></text:h>
      <text:p text:style-name="Preformatted_20_Text"><text:span text:style-name="Source_20_Text">// Excepción personalizada para cantidad de stock inválida</text:span></text:p>
      <text:p text:style-name="Preformatted_20_Text"><text:span text:style-name="Source_20_Text">class CantidadStockInvalidaException extends Exception {</text:span></text:p>
      <text:p text:style-name="Preformatted_20_Text"><text:span text:style-name="Source_20_Text"><text:s text:c="4"/>public CantidadStockInvalidaException(String mensaje) {</text:span></text:p>
      <text:p text:style-name="Preformatted_20_Text"><text:span text:style-name="Source_20_Text"><text:s text:c="8"/>super(mensaje)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/ Excepción personalizada para precio inválido</text:span></text:p>
      <text:p text:style-name="Preformatted_20_Text"><text:span text:style-name="Source_20_Text">class PrecioInvalidoException extends Exception {</text:span></text:p>
      <text:p text:style-name="Preformatted_20_Text"><text:span text:style-name="Source_20_Text"><text:s text:c="4"/>public PrecioInvalidoException(String mensaje) {</text:span></text:p>
      <text:p text:style-name="Preformatted_20_Text"><text:span text:style-name="Source_20_Text"><text:s text:c="8"/>super(mensaje);</text:span></text:p>
      <text:p text:style-name="Preformatted_20_Text"><text:span text:style-name="Source_20_Text"><text:s text:c="4"/>}</text:span></text:p>
      <text:p text:style-name="P1"><text:span text:style-name="Source_20_Text">}</text:span></text:p>
      <text:h text:style-name="Heading_20_4" text:outline-level="4">2. <text:span text:style-name="Strong_20_Emphasis">Clase </text:span><text:span text:style-name="Strong_20_Emphasis"><text:span text:style-name="Source_20_Text">Producto</text:span></text:span><text:span text:style-name="Strong_20_Emphasis">:</text:span></text:h>
      <text:p text:style-name="Preformatted_20_Text"><text:span text:style-name="Source_20_Text">class Producto {</text:span></text:p>
      <text:p text:style-name="Preformatted_20_Text"><text:span text:style-name="Source_20_Text"><text:s text:c="4"/>private int id;</text:span></text:p>
      <text:p text:style-name="Preformatted_20_Text"><text:span text:style-name="Source_20_Text"><text:s text:c="4"/>private int cantidadStock;</text:span></text:p>
      <text:p text:style-name="Preformatted_20_Text"><text:span text:style-name="Source_20_Text"><text:s text:c="4"/>private double precio;</text:span></text:p>
      <text:p text:style-name="Preformatted_20_Text"/>
      <text:p text:style-name="Preformatted_20_Text"><text:span text:style-name="Source_20_Text"><text:s text:c="4"/>// Constructor</text:span></text:p>
      <text:p text:style-name="Preformatted_20_Text"><text:span text:style-name="Source_20_Text"><text:s text:c="4"/>public Producto(int id, int cantidadStock, double precio) {</text:span></text:p>
      <text:p text:style-name="Preformatted_20_Text"><text:span text:style-name="Source_20_Text"><text:s text:c="8"/>this.id = id;</text:span></text:p>
      <text:p text:style-name="Preformatted_20_Text"><text:soft-page-break/><text:span text:style-name="Source_20_Text"><text:s text:c="8"/>this.cantidadStock = cantidadStock;</text:span></text:p>
      <text:p text:style-name="Preformatted_20_Text"><text:span text:style-name="Source_20_Text"><text:s text:c="8"/>this.precio = precio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// Método para calcular el precio total</text:span></text:p>
      <text:p text:style-name="Preformatted_20_Text"><text:span text:style-name="Source_20_Text"><text:s text:c="4"/>public double calcularPrecioTotal() throws CantidadStockInvalidaException, PrecioInvalidoException {</text:span></text:p>
      <text:p text:style-name="Preformatted_20_Text"><text:span text:style-name="Source_20_Text"><text:s text:c="8"/>if (cantidadStock &lt;= 0) {</text:span></text:p>
      <text:p text:style-name="Preformatted_20_Text"><text:span text:style-name="Source_20_Text"><text:s text:c="12"/>throw new CantidadStockInvalidaException("La cantidad de stock no puede ser menor o igual a 0.");</text:span></text:p>
      <text:p text:style-name="Preformatted_20_Text"><text:span text:style-name="Source_20_Text"><text:s text:c="8"/>}</text:span></text:p>
      <text:p text:style-name="Preformatted_20_Text"><text:span text:style-name="Source_20_Text"><text:s text:c="8"/>if (precio &lt;= 0) {</text:span></text:p>
      <text:p text:style-name="Preformatted_20_Text"><text:span text:style-name="Source_20_Text"><text:s text:c="12"/>throw new PrecioInvalidoException("El precio no puede ser menor o igual a 0.");</text:span></text:p>
      <text:p text:style-name="Preformatted_20_Text"><text:span text:style-name="Source_20_Text"><text:s text:c="8"/>}</text:span></text:p>
      <text:p text:style-name="Preformatted_20_Text"><text:span text:style-name="Source_20_Text"><text:s text:c="8"/>return cantidadStock * precio;</text:span></text:p>
      <text:p text:style-name="Preformatted_20_Text"><text:span text:style-name="Source_20_Text"><text:s text:c="4"/>}</text:span></text:p>
      <text:p text:style-name="P1"><text:span text:style-name="Source_20_Text">}</text:span></text:p>
      <text:h text:style-name="Heading_20_4" text:outline-level="4">3. <text:span text:style-name="Strong_20_Emphasis">Clase </text:span><text:span text:style-name="Strong_20_Emphasis"><text:span text:style-name="Source_20_Text">GestorCompras</text:span></text:span><text:span text:style-name="Strong_20_Emphasis">:</text:span></text:h>
      <text:p text:style-name="Preformatted_20_Text"><text:span text:style-name="Source_20_Text">class GestorCompras {</text:span></text:p>
      <text:p text:style-name="Preformatted_20_Text"><text:span text:style-name="Source_20_Text"><text:s text:c="4"/>public void procesarCompra(Producto producto) {</text:span></text:p>
      <text:p text:style-name="Preformatted_20_Text"><text:span text:style-name="Source_20_Text"><text:s text:c="8"/>try {</text:span></text:p>
      <text:p text:style-name="Preformatted_20_Text"><text:span text:style-name="Source_20_Text"><text:s text:c="12"/>double total = producto.calcularPrecioTotal();</text:span></text:p>
      <text:p text:style-name="Preformatted_20_Text"><text:span text:style-name="Source_20_Text"><text:s text:c="12"/>System.out.println("El precio total de la compra es: " + total);</text:span></text:p>
      <text:p text:style-name="Preformatted_20_Text"><text:span text:style-name="Source_20_Text"><text:s text:c="8"/>} catch (CantidadStockInvalidaException | PrecioInvalidoException e) {</text:span></text:p>
      <text:p text:style-name="Preformatted_20_Text"><text:span text:style-name="Source_20_Text"><text:s text:c="12"/>System.out.println("Error al procesar la compra: " + e.getMessage());</text:span></text:p>
      <text:p text:style-name="Preformatted_20_Text"><text:span text:style-name="Source_20_Text"><text:s text:c="8"/>} finally {</text:span></text:p>
      <text:p text:style-name="Preformatted_20_Text"><text:span text:style-name="Source_20_Text"><text:s text:c="12"/>System.out.println("Proceso de compra finalizado.");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1"><text:span text:style-name="Source_20_Text">}</text:span></text:p>
      <text:h text:style-name="Heading_20_4" text:outline-level="4">4. <text:span text:style-name="Strong_20_Emphasis">Clase Principal:</text:span></text:h>
      <text:p text:style-name="Preformatted_20_Text"><text:span text:style-name="Source_20_Text">public class Main {</text:span></text:p>
      <text:p text:style-name="Preformatted_20_Text"><text:span text:style-name="Source_20_Text"><text:s text:c="4"/>public static void main(String[] args) {</text:span></text:p>
      <text:p text:style-name="Preformatted_20_Text"><text:span text:style-name="Source_20_Text"><text:s text:c="8"/>Producto producto1 = new Producto(1, 10, 50.0);</text:span></text:p>
      <text:p text:style-name="Preformatted_20_Text"><text:span text:style-name="Source_20_Text"><text:s text:c="8"/>Producto producto2 = new Producto(2, 0, 50.0); // Stock inválido</text:span></text:p>
      <text:p text:style-name="Preformatted_20_Text"><text:span text:style-name="Source_20_Text"><text:s text:c="8"/>Producto producto3 = new Producto(3, 10, -50.0); // Precio inválido</text:span></text:p>
      <text:p text:style-name="Preformatted_20_Text"/>
      <text:p text:style-name="Preformatted_20_Text"><text:span text:style-name="Source_20_Text"><text:s text:c="8"/>GestorCompras gestor = new GestorCompras();</text:span></text:p>
      <text:p text:style-name="Preformatted_20_Text"/>
      <text:p text:style-name="Preformatted_20_Text"><text:span text:style-name="Source_20_Text"><text:s text:c="8"/>gestor.procesarCompra(producto1);</text:span></text:p>
      <text:p text:style-name="Preformatted_20_Text"><text:span text:style-name="Source_20_Text"><text:s text:c="8"/>gestor.procesarCompra(producto2);</text:span></text:p>
      <text:p text:style-name="Preformatted_20_Text"><text:span text:style-name="Source_20_Text"><text:s text:c="8"/>gestor.procesarCompra(producto3);</text:span></text:p>
      <text:p text:style-name="Preformatted_20_Text"><text:span text:style-name="Source_20_Text"><text:s text:c="4"/>}</text:span></text:p>
      <text:p text:style-name="P1"><text:span text:style-name="Source_20_Text">}</text:span></text:p>
      <text:p text:style-name="Horizontal_20_Line"/>
      <text:h text:style-name="Heading_20_3" text:outline-level="3">Explicación de las Soluciones:</text:h>
      <text:list xml:id="list1620668727" text:style-name="L14">
        <text:list-item>
          <text:p text:style-name="P27"><text:span text:style-name="Strong_20_Emphasis">Excepciones Personalizadas</text:span>: Se crean excepciones propias para manejar situaciones donde los valores son inválidos. Por ejemplo, si el número de noches o el precio de una reserva son menores o iguales a cero, se lanza una excepción correspondiente. </text:p>
        </text:list-item>
        <text:list-item>
          <text:p text:style-name="P27"><text:soft-page-break/><text:span text:style-name="Strong_20_Emphasis">Clases </text:span><text:span text:style-name="Strong_20_Emphasis"><text:span text:style-name="Source_20_Text">Reserva</text:span></text:span><text:span text:style-name="Strong_20_Emphasis"> y </text:span><text:span text:style-name="Strong_20_Emphasis"><text:span text:style-name="Source_20_Text">Producto</text:span></text:span>: Ambas clases tienen un método para calcular el total de la compra/reserva, pero este cálculo está sujeto a validaciones. Si alguna validación falla, se lanza la excepción respectiva. </text:p>
        </text:list-item>
        <text:list-item>
          <text:p text:style-name="P27"><text:span text:style-name="Strong_20_Emphasis">Clase </text:span><text:span text:style-name="Strong_20_Emphasis"><text:span text:style-name="Source_20_Text">GestorReservas</text:span></text:span><text:span text:style-name="Strong_20_Emphasis"> y </text:span><text:span text:style-name="Strong_20_Emphasis"><text:span text:style-name="Source_20_Text">GestorCompras</text:span></text:span>: Estas clases gestionan la ejecución de los pedidos/reservas, llamando al método para calcular el total. Capturan las excepciones y las manejan adecuadamente con <text:span text:style-name="Source_20_Text">try-catch</text:span>. También utilizan el bloque <text:span text:style-name="Source_20_Text">finally</text:span> para indicar que la operación se ha finalizado, independientemente de si hubo errores. </text:p>
        </text:list-item>
        <text:list-item>
          <text:p text:style-name="P26"><text:span text:style-name="Strong_20_Emphasis">Clase Principal</text:span>: En la clase principal se crean instancias de los objetos <text:span text:style-name="Source_20_Text">Reserva</text:span> o <text:span text:style-name="Source_20_Text">Producto</text:span> y se pasa a las clases correspondientes para probar los distintos escenarios de validación. </text:p>
        </text:list-item>
      </text:list>
      <text:p text:style-name="Horizontal_20_Line"/>
      <text:p text:style-name="Text_20_body">Con estas soluciones, el estudiante puede experimentar con la captura de excepciones y ver cómo manejar diferentes tipos de errores en el sistema.</text:p>
      <text:p text:style-name="Text_20_body"/>
      <text:p text:style-name="Text_20_body">------------------------------------------------------------------------------------------------------------------------</text:p>
      <text:p text:style-name="Text_20_body">¡Por supuesto! Aquí te dejo tres ejercicios adicionales que siguen la misma lógica y estructura que los anteriores, junto con sus soluciones correspondientes.</text:p>
      <text:p text:style-name="Horizontal_20_Line"/>
      <text:h text:style-name="Heading_20_3" text:outline-level="3"><text:span text:style-name="Strong_20_Emphasis">Ejercicio 3: Sistema de Gestión de Cuentas Bancarias con Excepciones</text:span></text:h>
      <text:h text:style-name="Heading_20_4" text:outline-level="4">Implementa un sistema de gestión de cuentas bancarias en Java con las siguientes características:</text:h>
      <text:h text:style-name="Heading_20_5" text:outline-level="5">Clases y requisitos:</text:h>
      <text:list xml:id="list3752361546" text:style-name="L15">
        <text:list-item>
          <text:p text:style-name="P28"><text:span text:style-name="Strong_20_Emphasis">Clase CuentaBancaria</text:span></text:p>
          <text:list>
            <text:list-item>
              <text:p text:style-name="P29"><text:span text:style-name="Strong_20_Emphasis">Atributos</text:span>: </text:p>
              <text:list>
                <text:list-item>
                  <text:p text:style-name="P29">id (int) </text:p>
                </text:list-item>
                <text:list-item>
                  <text:p text:style-name="P29">saldo (double) </text:p>
                </text:list-item>
              </text:list>
            </text:list-item>
            <text:list-item>
              <text:p text:style-name="P29"><text:span text:style-name="Strong_20_Emphasis">Constructor</text:span> con parámetros para inicializar los atributos. </text:p>
            </text:list-item>
            <text:list-item>
              <text:p text:style-name="P29"><text:span text:style-name="Strong_20_Emphasis">Método depositar()</text:span>, que suma una cantidad al saldo. </text:p>
            </text:list-item>
            <text:list-item>
              <text:p text:style-name="P29"><text:span text:style-name="Strong_20_Emphasis">Método retirar()</text:span>, que resta una cantidad del saldo. </text:p>
            </text:list-item>
            <text:list-item>
              <text:p text:style-name="P29"><text:span text:style-name="Strong_20_Emphasis">Validaciones</text:span>: </text:p>
              <text:list>
                <text:list-item>
                  <text:p text:style-name="P29">Si la cantidad a depositar o retirar es menor o igual a 0, se debe lanzar una excepción personalizada <text:span text:style-name="Source_20_Text">CantidadInvalidaException</text:span>. </text:p>
                </text:list-item>
                <text:list-item>
                  <text:p text:style-name="P29">Si el saldo es insuficiente para realizar el retiro, se debe lanzar una excepción personalizada <text:span text:style-name="Source_20_Text">SaldoInsuficienteException</text:span>. </text:p>
                </text:list-item>
              </text:list>
            </text:list-item>
          </text:list>
        </text:list-item>
        <text:list-item>
          <text:p text:style-name="P28"><text:span text:style-name="Strong_20_Emphasis">Clase GestorCuentas</text:span></text:p>
          <text:list>
            <text:list-item>
              <text:p text:style-name="P29">Debe contener un método <text:span text:style-name="Strong_20_Emphasis">procesarOperacion(CuentaBancaria cuenta, double cantidad, String operacion)</text:span> que invoque los métodos <text:span text:style-name="Source_20_Text">depositar()</text:span> o <text:span text:style-name="Source_20_Text">retirar()</text:span> según corresponda. </text:p>
            </text:list-item>
            <text:list-item>
              <text:p text:style-name="P29">En la clase principal, se deben crear varias cuentas bancarias y realizar operaciones con valores válidos e inválidos. </text:p>
            </text:list-item>
            <text:list-item>
              <text:p text:style-name="P28"><text:soft-page-break/>Se deben capturar y manejar correctamente todas las excepciones. </text:p>
            </text:list-item>
          </text:list>
        </text:list-item>
      </text:list>
      <text:h text:style-name="Heading_20_4" text:outline-level="4">Consideraciones:</text:h>
      <text:list xml:id="list2808468591" text:style-name="L16">
        <text:list-item>
          <text:p text:style-name="P31">Las excepciones personalizadas deben definirse en clases separadas. </text:p>
        </text:list-item>
        <text:list-item>
          <text:p text:style-name="P30">Se debe utilizar <text:span text:style-name="Strong_20_Emphasis">try-catch</text:span> para gestionar los errores y un bloque <text:span text:style-name="Strong_20_Emphasis">finally</text:span> para indicar que la operación ha finalizado. </text:p>
        </text:list-item>
      </text:list>
      <text:h text:style-name="Heading_20_4" text:outline-level="4">Solución:</text:h>
      <text:p text:style-name="Preformatted_20_Text"><text:span text:style-name="Source_20_Text">// Excepciones Personalizadas</text:span></text:p>
      <text:p text:style-name="Preformatted_20_Text"><text:span text:style-name="Source_20_Text">class CantidadInvalidaException extends Exception {</text:span></text:p>
      <text:p text:style-name="Preformatted_20_Text"><text:span text:style-name="Source_20_Text"><text:s text:c="4"/>public CantidadInvalidaException(String mensaje) {</text:span></text:p>
      <text:p text:style-name="Preformatted_20_Text"><text:span text:style-name="Source_20_Text"><text:s text:c="8"/>super(mensaje)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class SaldoInsuficienteException extends Exception {</text:span></text:p>
      <text:p text:style-name="Preformatted_20_Text"><text:span text:style-name="Source_20_Text"><text:s text:c="4"/>public SaldoInsuficienteException(String mensaje) {</text:span></text:p>
      <text:p text:style-name="Preformatted_20_Text"><text:span text:style-name="Source_20_Text"><text:s text:c="8"/>super(mensaje)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/ Clase CuentaBancaria</text:span></text:p>
      <text:p text:style-name="Preformatted_20_Text"><text:span text:style-name="Source_20_Text">class CuentaBancaria {</text:span></text:p>
      <text:p text:style-name="Preformatted_20_Text"><text:span text:style-name="Source_20_Text"><text:s text:c="4"/>private int id;</text:span></text:p>
      <text:p text:style-name="Preformatted_20_Text"><text:span text:style-name="Source_20_Text"><text:s text:c="4"/>private double saldo;</text:span></text:p>
      <text:p text:style-name="Preformatted_20_Text"/>
      <text:p text:style-name="Preformatted_20_Text"><text:span text:style-name="Source_20_Text"><text:s text:c="4"/>public CuentaBancaria(int id, double saldo) {</text:span></text:p>
      <text:p text:style-name="Preformatted_20_Text"><text:span text:style-name="Source_20_Text"><text:s text:c="8"/>this.id = id;</text:span></text:p>
      <text:p text:style-name="Preformatted_20_Text"><text:span text:style-name="Source_20_Text"><text:s text:c="8"/>this.saldo = saldo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void depositar(double cantidad) throws CantidadInvalidaException {</text:span></text:p>
      <text:p text:style-name="Preformatted_20_Text"><text:span text:style-name="Source_20_Text"><text:s text:c="8"/>if (cantidad &lt;= 0) {</text:span></text:p>
      <text:p text:style-name="Preformatted_20_Text"><text:span text:style-name="Source_20_Text"><text:s text:c="12"/>throw new CantidadInvalidaException("La cantidad a depositar debe ser mayor que 0.");</text:span></text:p>
      <text:p text:style-name="Preformatted_20_Text"><text:span text:style-name="Source_20_Text"><text:s text:c="8"/>}</text:span></text:p>
      <text:p text:style-name="Preformatted_20_Text"><text:span text:style-name="Source_20_Text"><text:s text:c="8"/>saldo += cantidad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void retirar(double cantidad) throws CantidadInvalidaException, SaldoInsuficienteException {</text:span></text:p>
      <text:p text:style-name="Preformatted_20_Text"><text:span text:style-name="Source_20_Text"><text:s text:c="8"/>if (cantidad &lt;= 0) {</text:span></text:p>
      <text:p text:style-name="Preformatted_20_Text"><text:span text:style-name="Source_20_Text"><text:s text:c="12"/>throw new CantidadInvalidaException("La cantidad a retirar debe ser mayor que 0.");</text:span></text:p>
      <text:p text:style-name="Preformatted_20_Text"><text:span text:style-name="Source_20_Text"><text:s text:c="8"/>}</text:span></text:p>
      <text:p text:style-name="Preformatted_20_Text"><text:span text:style-name="Source_20_Text"><text:s text:c="8"/>if (cantidad &gt; saldo) {</text:span></text:p>
      <text:p text:style-name="Preformatted_20_Text"><text:span text:style-name="Source_20_Text"><text:s text:c="12"/>throw new SaldoInsuficienteException("No hay suficiente saldo para realizar el retiro.");</text:span></text:p>
      <text:p text:style-name="Preformatted_20_Text"><text:span text:style-name="Source_20_Text"><text:s text:c="8"/>}</text:span></text:p>
      <text:p text:style-name="Preformatted_20_Text"><text:span text:style-name="Source_20_Text"><text:s text:c="8"/>saldo -= cantidad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double getSaldo() {</text:span></text:p>
      <text:p text:style-name="Preformatted_20_Text"><text:span text:style-name="Source_20_Text"><text:s text:c="8"/>return saldo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/ Clase GestorCuentas</text:span></text:p>
      <text:p text:style-name="Preformatted_20_Text"><text:span text:style-name="Source_20_Text">class GestorCuentas {</text:span></text:p>
      <text:p text:style-name="Preformatted_20_Text"><text:soft-page-break/><text:span text:style-name="Source_20_Text"><text:s text:c="4"/>public void procesarOperacion(CuentaBancaria cuenta, double cantidad, String operacion) {</text:span></text:p>
      <text:p text:style-name="Preformatted_20_Text"><text:span text:style-name="Source_20_Text"><text:s text:c="8"/>try {</text:span></text:p>
      <text:p text:style-name="Preformatted_20_Text"><text:span text:style-name="Source_20_Text"><text:s text:c="12"/>if (operacion.equals("depositar")) {</text:span></text:p>
      <text:p text:style-name="Preformatted_20_Text"><text:span text:style-name="Source_20_Text"><text:s text:c="16"/>cuenta.depositar(cantidad);</text:span></text:p>
      <text:p text:style-name="Preformatted_20_Text"><text:span text:style-name="Source_20_Text"><text:s text:c="16"/>System.out.println("Depósito exitoso. Nuevo saldo: " + cuenta.getSaldo());</text:span></text:p>
      <text:p text:style-name="Preformatted_20_Text"><text:span text:style-name="Source_20_Text"><text:s text:c="12"/>} else if (operacion.equals("retirar")) {</text:span></text:p>
      <text:p text:style-name="Preformatted_20_Text"><text:span text:style-name="Source_20_Text"><text:s text:c="16"/>cuenta.retirar(cantidad);</text:span></text:p>
      <text:p text:style-name="Preformatted_20_Text"><text:span text:style-name="Source_20_Text"><text:s text:c="16"/>System.out.println("Retiro exitoso. Nuevo saldo: " + cuenta.getSaldo());</text:span></text:p>
      <text:p text:style-name="Preformatted_20_Text"><text:span text:style-name="Source_20_Text"><text:s text:c="12"/>}</text:span></text:p>
      <text:p text:style-name="Preformatted_20_Text"><text:span text:style-name="Source_20_Text"><text:s text:c="8"/>} catch (CantidadInvalidaException | SaldoInsuficienteException e) {</text:span></text:p>
      <text:p text:style-name="Preformatted_20_Text"><text:span text:style-name="Source_20_Text"><text:s text:c="12"/>System.out.println("Error en la operación: " + e.getMessage());</text:span></text:p>
      <text:p text:style-name="Preformatted_20_Text"><text:span text:style-name="Source_20_Text"><text:s text:c="8"/>} finally {</text:span></text:p>
      <text:p text:style-name="Preformatted_20_Text"><text:span text:style-name="Source_20_Text"><text:s text:c="12"/>System.out.println("Operación finalizada.");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/ Clase Principal</text:span></text:p>
      <text:p text:style-name="Preformatted_20_Text"><text:span text:style-name="Source_20_Text">public class Main {</text:span></text:p>
      <text:p text:style-name="Preformatted_20_Text"><text:span text:style-name="Source_20_Text"><text:s text:c="4"/>public static void main(String[] args) {</text:span></text:p>
      <text:p text:style-name="Preformatted_20_Text"><text:span text:style-name="Source_20_Text"><text:s text:c="8"/>CuentaBancaria cuenta1 = new CuentaBancaria(1, 500.0);</text:span></text:p>
      <text:p text:style-name="Preformatted_20_Text"><text:span text:style-name="Source_20_Text"><text:s text:c="8"/>CuentaBancaria cuenta2 = new CuentaBancaria(2, 100.0);</text:span></text:p>
      <text:p text:style-name="Preformatted_20_Text"/>
      <text:p text:style-name="Preformatted_20_Text"><text:span text:style-name="Source_20_Text"><text:s text:c="8"/>GestorCuentas gestor = new GestorCuentas();</text:span></text:p>
      <text:p text:style-name="Preformatted_20_Text"/>
      <text:p text:style-name="Preformatted_20_Text"><text:span text:style-name="Source_20_Text"><text:s text:c="8"/>gestor.procesarOperacion(cuenta1, 200.0, "depositar");</text:span></text:p>
      <text:p text:style-name="Preformatted_20_Text"><text:span text:style-name="Source_20_Text"><text:s text:c="8"/>gestor.procesarOperacion(cuenta2, 150.0, "retirar");</text:span></text:p>
      <text:p text:style-name="Preformatted_20_Text"><text:span text:style-name="Source_20_Text"><text:s text:c="8"/>gestor.procesarOperacion(cuenta2, -50.0, "depositar");</text:span></text:p>
      <text:p text:style-name="Preformatted_20_Text"><text:span text:style-name="Source_20_Text"><text:s text:c="4"/>}</text:span></text:p>
      <text:p text:style-name="P1"><text:span text:style-name="Source_20_Text">}</text:span></text:p>
      <text:p text:style-name="Horizontal_20_Line"/>
      <text:h text:style-name="Heading_20_3" text:outline-level="3"><text:span text:style-name="Strong_20_Emphasis">Ejercicio 4: Sistema de Gestión de Empleados con Excepciones</text:span></text:h>
      <text:h text:style-name="Heading_20_4" text:outline-level="4">Implementa un sistema de gestión de empleados en Java con las siguientes características:</text:h>
      <text:h text:style-name="Heading_20_5" text:outline-level="5">Clases y requisitos:</text:h>
      <text:list xml:id="list1043761930" text:style-name="L17">
        <text:list-item>
          <text:p text:style-name="P32"><text:span text:style-name="Strong_20_Emphasis">Clase Empleado</text:span></text:p>
          <text:list>
            <text:list-item>
              <text:p text:style-name="P33"><text:span text:style-name="Strong_20_Emphasis">Atributos</text:span>: </text:p>
              <text:list>
                <text:list-item>
                  <text:p text:style-name="P33">id (int) </text:p>
                </text:list-item>
                <text:list-item>
                  <text:p text:style-name="P33">nombre (String) </text:p>
                </text:list-item>
                <text:list-item>
                  <text:p text:style-name="P33">salario (double) </text:p>
                </text:list-item>
              </text:list>
            </text:list-item>
            <text:list-item>
              <text:p text:style-name="P33"><text:span text:style-name="Strong_20_Emphasis">Constructor</text:span> con parámetros para inicializar los atributos. </text:p>
            </text:list-item>
            <text:list-item>
              <text:p text:style-name="P33"><text:span text:style-name="Strong_20_Emphasis">Método aumentarSalario()</text:span>, que aumenta el salario de un empleado. </text:p>
            </text:list-item>
            <text:list-item>
              <text:p text:style-name="P33"><text:span text:style-name="Strong_20_Emphasis">Validaciones</text:span>: </text:p>
              <text:list>
                <text:list-item>
                  <text:p text:style-name="P33">Si el salario es menor o igual a 0, se debe lanzar una excepción personalizada <text:span text:style-name="Source_20_Text">SalarioInvalidoException</text:span>. </text:p>
                </text:list-item>
                <text:list-item>
                  <text:p text:style-name="P33">Si el aumento del salario es negativo, se debe lanzar una excepción personalizada <text:span text:style-name="Source_20_Text">AumentoInvalidoException</text:span>. </text:p>
                </text:list-item>
              </text:list>
            </text:list-item>
          </text:list>
        </text:list-item>
        <text:list-item>
          <text:p text:style-name="P32"><text:span text:style-name="Strong_20_Emphasis">Clase GestorEmpleados</text:span></text:p>
          <text:list>
            <text:list-item>
              <text:p text:style-name="P33"><text:soft-page-break/>Debe contener un método <text:span text:style-name="Strong_20_Emphasis">procesarAumento(Empleado empleado, double aumento)</text:span> que invoque el método <text:span text:style-name="Source_20_Text">aumentarSalario()</text:span>. </text:p>
            </text:list-item>
            <text:list-item>
              <text:p text:style-name="P33">En la clase principal, se deben crear varios empleados y probar con valores válidos e inválidos. </text:p>
            </text:list-item>
            <text:list-item>
              <text:p text:style-name="P32">Se deben capturar y manejar correctamente todas las excepciones. </text:p>
            </text:list-item>
          </text:list>
        </text:list-item>
      </text:list>
      <text:h text:style-name="Heading_20_4" text:outline-level="4">Solución:</text:h>
      <text:p text:style-name="Preformatted_20_Text"><text:span text:style-name="Source_20_Text">// Excepciones Personalizadas</text:span></text:p>
      <text:p text:style-name="Preformatted_20_Text"><text:span text:style-name="Source_20_Text">class SalarioInvalidoException extends Exception {</text:span></text:p>
      <text:p text:style-name="Preformatted_20_Text"><text:span text:style-name="Source_20_Text"><text:s text:c="4"/>public SalarioInvalidoException(String mensaje) {</text:span></text:p>
      <text:p text:style-name="Preformatted_20_Text"><text:span text:style-name="Source_20_Text"><text:s text:c="8"/>super(mensaje)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class AumentoInvalidoException extends Exception {</text:span></text:p>
      <text:p text:style-name="Preformatted_20_Text"><text:span text:style-name="Source_20_Text"><text:s text:c="4"/>public AumentoInvalidoException(String mensaje) {</text:span></text:p>
      <text:p text:style-name="Preformatted_20_Text"><text:span text:style-name="Source_20_Text"><text:s text:c="8"/>super(mensaje)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/ Clase Empleado</text:span></text:p>
      <text:p text:style-name="Preformatted_20_Text"><text:span text:style-name="Source_20_Text">class Empleado {</text:span></text:p>
      <text:p text:style-name="Preformatted_20_Text"><text:span text:style-name="Source_20_Text"><text:s text:c="4"/>private int id;</text:span></text:p>
      <text:p text:style-name="Preformatted_20_Text"><text:span text:style-name="Source_20_Text"><text:s text:c="4"/>private String nombre;</text:span></text:p>
      <text:p text:style-name="Preformatted_20_Text"><text:span text:style-name="Source_20_Text"><text:s text:c="4"/>private double salario;</text:span></text:p>
      <text:p text:style-name="Preformatted_20_Text"/>
      <text:p text:style-name="Preformatted_20_Text"><text:span text:style-name="Source_20_Text"><text:s text:c="4"/>public Empleado(int id, String nombre, double salario) {</text:span></text:p>
      <text:p text:style-name="Preformatted_20_Text"><text:span text:style-name="Source_20_Text"><text:s text:c="8"/>this.id = id;</text:span></text:p>
      <text:p text:style-name="Preformatted_20_Text"><text:span text:style-name="Source_20_Text"><text:s text:c="8"/>this.nombre = nombre;</text:span></text:p>
      <text:p text:style-name="Preformatted_20_Text"><text:span text:style-name="Source_20_Text"><text:s text:c="8"/>this.salario = salario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void aumentarSalario(double aumento) throws AumentoInvalidoException {</text:span></text:p>
      <text:p text:style-name="Preformatted_20_Text"><text:span text:style-name="Source_20_Text"><text:s text:c="8"/>if (aumento &lt; 0) {</text:span></text:p>
      <text:p text:style-name="Preformatted_20_Text"><text:span text:style-name="Source_20_Text"><text:s text:c="12"/>throw new AumentoInvalidoException("El aumento de salario no puede ser negativo.");</text:span></text:p>
      <text:p text:style-name="Preformatted_20_Text"><text:span text:style-name="Source_20_Text"><text:s text:c="8"/>}</text:span></text:p>
      <text:p text:style-name="Preformatted_20_Text"><text:span text:style-name="Source_20_Text"><text:s text:c="8"/>salario += aumento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void validarSalario() throws SalarioInvalidoException {</text:span></text:p>
      <text:p text:style-name="Preformatted_20_Text"><text:span text:style-name="Source_20_Text"><text:s text:c="8"/>if (salario &lt;= 0) {</text:span></text:p>
      <text:p text:style-name="Preformatted_20_Text"><text:span text:style-name="Source_20_Text"><text:s text:c="12"/>throw new SalarioInvalidoException("El salario debe ser mayor a 0.");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double getSalario() {</text:span></text:p>
      <text:p text:style-name="Preformatted_20_Text"><text:span text:style-name="Source_20_Text"><text:s text:c="8"/>return salario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/ Clase GestorEmpleados</text:span></text:p>
      <text:p text:style-name="Preformatted_20_Text"><text:span text:style-name="Source_20_Text">class GestorEmpleados {</text:span></text:p>
      <text:p text:style-name="Preformatted_20_Text"><text:span text:style-name="Source_20_Text"><text:s text:c="4"/>public void procesarAumento(Empleado empleado, double aumento) {</text:span></text:p>
      <text:p text:style-name="Preformatted_20_Text"><text:span text:style-name="Source_20_Text"><text:s text:c="8"/>try {</text:span></text:p>
      <text:p text:style-name="Preformatted_20_Text"><text:span text:style-name="Source_20_Text"><text:s text:c="12"/>empleado.validarSalario();</text:span></text:p>
      <text:p text:style-name="Preformatted_20_Text"><text:span text:style-name="Source_20_Text"><text:s text:c="12"/>empleado.aumentarSalario(aumento);</text:span></text:p>
      <text:p text:style-name="Preformatted_20_Text"><text:span text:style-name="Source_20_Text"><text:s text:c="12"/>System.out.println("Aumento exitoso. Nuevo salario: " + empleado.getSalario());</text:span></text:p>
      <text:p text:style-name="Preformatted_20_Text"><text:soft-page-break/><text:span text:style-name="Source_20_Text"><text:s text:c="8"/>} catch (SalarioInvalidoException | AumentoInvalidoException e) {</text:span></text:p>
      <text:p text:style-name="Preformatted_20_Text"><text:span text:style-name="Source_20_Text"><text:s text:c="12"/>System.out.println("Error al procesar el aumento: " + e.getMessage());</text:span></text:p>
      <text:p text:style-name="Preformatted_20_Text"><text:span text:style-name="Source_20_Text"><text:s text:c="8"/>} finally {</text:span></text:p>
      <text:p text:style-name="Preformatted_20_Text"><text:span text:style-name="Source_20_Text"><text:s text:c="12"/>System.out.println("Operación de aumento finalizada.");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/ Clase Principal</text:span></text:p>
      <text:p text:style-name="Preformatted_20_Text"><text:span text:style-name="Source_20_Text">public class Main {</text:span></text:p>
      <text:p text:style-name="Preformatted_20_Text"><text:span text:style-name="Source_20_Text"><text:s text:c="4"/>public static void main(String[] args) {</text:span></text:p>
      <text:p text:style-name="Preformatted_20_Text"><text:span text:style-name="Source_20_Text"><text:s text:c="8"/>Empleado empleado1 = new Empleado(1, "Juan", 1500.0);</text:span></text:p>
      <text:p text:style-name="Preformatted_20_Text"><text:span text:style-name="Source_20_Text"><text:s text:c="8"/>Empleado empleado2 = new Empleado(2, "Ana", -200.0); // Salario inválido</text:span></text:p>
      <text:p text:style-name="Preformatted_20_Text"/>
      <text:p text:style-name="Preformatted_20_Text"><text:span text:style-name="Source_20_Text"><text:s text:c="8"/>GestorEmpleados gestor = new GestorEmpleados();</text:span></text:p>
      <text:p text:style-name="Preformatted_20_Text"/>
      <text:p text:style-name="Preformatted_20_Text"><text:span text:style-name="Source_20_Text"><text:s text:c="8"/>gestor.procesarAumento(empleado1, 300.0);</text:span></text:p>
      <text:p text:style-name="Preformatted_20_Text"><text:span text:style-name="Source_20_Text"><text:s text:c="8"/>gestor.procesarAumento(empleado2, 100.0); // Salario inválido</text:span></text:p>
      <text:p text:style-name="Preformatted_20_Text"><text:span text:style-name="Source_20_Text"><text:s text:c="4"/>}</text:span></text:p>
      <text:p text:style-name="P1"><text:span text:style-name="Source_20_Text">}</text:span></text:p>
      <text:p text:style-name="Horizontal_20_Line"/>
      <text:h text:style-name="Heading_20_3" text:outline-level="3"><text:span text:style-name="Strong_20_Emphasis">Ejercicio 5: Sistema de Gestión de Proyectos con Excepciones</text:span></text:h>
      <text:h text:style-name="Heading_20_4" text:outline-level="4">Implementa un sistema de gestión de proyectos en Java con las siguientes características:</text:h>
      <text:h text:style-name="Heading_20_5" text:outline-level="5">Clases y requisitos:</text:h>
      <text:list xml:id="list2689385989" text:style-name="L18">
        <text:list-item>
          <text:p text:style-name="P34"><text:span text:style-name="Strong_20_Emphasis">Clase Proyecto</text:span></text:p>
          <text:list>
            <text:list-item>
              <text:p text:style-name="P35"><text:span text:style-name="Strong_20_Emphasis">Atributos</text:span>: </text:p>
              <text:list>
                <text:list-item>
                  <text:p text:style-name="P35">id (int) </text:p>
                </text:list-item>
                <text:list-item>
                  <text:p text:style-name="P35">nombre (String) </text:p>
                </text:list-item>
                <text:list-item>
                  <text:p text:style-name="P35">duracion (int) - en meses </text:p>
                </text:list-item>
                <text:list-item>
                  <text:p text:style-name="P35">presupuesto (double) </text:p>
                </text:list-item>
              </text:list>
            </text:list-item>
            <text:list-item>
              <text:p text:style-name="P35"><text:span text:style-name="Strong_20_Emphasis">Constructor</text:span> con parámetros para inicializar los atributos. </text:p>
            </text:list-item>
            <text:list-item>
              <text:p text:style-name="P35"><text:span text:style-name="Strong_20_Emphasis">Método calcularCostoTotal()</text:span>, que devuelve el costo total del proyecto (duracion * presupuesto). </text:p>
            </text:list-item>
            <text:list-item>
              <text:p text:style-name="P35"><text:span text:style-name="Strong_20_Emphasis">Validaciones</text:span>: </text:p>
              <text:list>
                <text:list-item>
                  <text:p text:style-name="P35">Si la duración es menor o igual a 0, se debe lanzar una excepción personalizada <text:span text:style-name="Source_20_Text">DuracionInvalidaException</text:span>. </text:p>
                </text:list-item>
                <text:list-item>
                  <text:p text:style-name="P35">Si el presupuesto es menor o igual a 0, se debe lanzar una excepción personalizada <text:span text:style-name="Source_20_Text">PresupuestoInvalidoException</text:span>. </text:p>
                </text:list-item>
              </text:list>
            </text:list-item>
          </text:list>
        </text:list-item>
        <text:list-item>
          <text:p text:style-name="P34"><text:span text:style-name="Strong_20_Emphasis">Clase GestorProyectos</text:span></text:p>
          <text:list>
            <text:list-item>
              <text:p text:style-name="P35">Debe contener un método <text:span text:style-name="Strong_20_Emphasis">procesarProyecto(Proyecto proyecto)</text:span> que invoque el método <text:span text:style-name="Source_20_Text">calcularCostoTotal()</text:span>. </text:p>
            </text:list-item>
            <text:list-item>
              <text:p text:style-name="P35">En la clase principal, se deben crear varios proyectos y probar con valores válidos e inválidos. </text:p>
            </text:list-item>
            <text:list-item>
              <text:p text:style-name="P34">Se deben capturar y manejar correctamente todas las excepciones. </text:p>
            </text:list-item>
          </text:list>
        </text:list-item>
      </text:list>
      <text:h text:style-name="Heading_20_4" text:outline-level="4">Solución:</text:h>
      <text:p text:style-name="Preformatted_20_Text"><text:span text:style-name="Source_20_Text">// Excepciones Personalizadas</text:span></text:p>
      <text:p text:style-name="Preformatted_20_Text"><text:soft-page-break/><text:span text:style-name="Source_20_Text">class DuracionInvalidaException extends Exception {</text:span></text:p>
      <text:p text:style-name="Preformatted_20_Text"><text:span text:style-name="Source_20_Text"><text:s text:c="4"/>public DuracionInvalidaException(String mensaje) {</text:span></text:p>
      <text:p text:style-name="Preformatted_20_Text"><text:span text:style-name="Source_20_Text"><text:s text:c="8"/>super(mensaje)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class PresupuestoInvalidoException extends Exception {</text:span></text:p>
      <text:p text:style-name="Preformatted_20_Text"><text:span text:style-name="Source_20_Text"><text:s text:c="4"/>public PresupuestoInvalidoException(String mensaje) {</text:span></text:p>
      <text:p text:style-name="Preformatted_20_Text"><text:span text:style-name="Source_20_Text"><text:s text:c="8"/>super(mensaje)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/ Clase Proyecto</text:span></text:p>
      <text:p text:style-name="Preformatted_20_Text"><text:span text:style-name="Source_20_Text">class Proyecto {</text:span></text:p>
      <text:p text:style-name="Preformatted_20_Text"><text:span text:style-name="Source_20_Text"><text:s text:c="4"/>private int id;</text:span></text:p>
      <text:p text:style-name="Preformatted_20_Text"><text:span text:style-name="Source_20_Text"><text:s text:c="4"/>private String nombre;</text:span></text:p>
      <text:p text:style-name="Preformatted_20_Text"><text:span text:style-name="Source_20_Text"><text:s text:c="4"/>private int duracion;</text:span></text:p>
      <text:p text:style-name="Preformatted_20_Text"><text:span text:style-name="Source_20_Text"><text:s text:c="4"/>private double presupuesto;</text:span></text:p>
      <text:p text:style-name="Preformatted_20_Text"/>
      <text:p text:style-name="Preformatted_20_Text"><text:span text:style-name="Source_20_Text"><text:s text:c="4"/>public Proyecto(int id, String nombre, int duracion, double presupuesto) {</text:span></text:p>
      <text:p text:style-name="Preformatted_20_Text"><text:span text:style-name="Source_20_Text"><text:s text:c="8"/>this.id = id;</text:span></text:p>
      <text:p text:style-name="Preformatted_20_Text"><text:span text:style-name="Source_20_Text"><text:s text:c="8"/>this.nombre = nombre;</text:span></text:p>
      <text:p text:style-name="Preformatted_20_Text"><text:span text:style-name="Source_20_Text"><text:s text:c="8"/>this.duracion = duracion;</text:span></text:p>
      <text:p text:style-name="Preformatted_20_Text"><text:span text:style-name="Source_20_Text"><text:s text:c="8"/>this.presupuesto = presupuesto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double calcularCostoTotal() throws DuracionInvalidaException, PresupuestoInvalidoException {</text:span></text:p>
      <text:p text:style-name="Preformatted_20_Text"><text:span text:style-name="Source_20_Text"><text:s text:c="8"/>if (duracion &lt;= 0) {</text:span></text:p>
      <text:p text:style-name="Preformatted_20_Text"><text:span text:style-name="Source_20_Text"><text:s text:c="12"/>throw new DuracionInvalidaException("La duración del proyecto debe ser mayor a 0.");</text:span></text:p>
      <text:p text:style-name="Preformatted_20_Text"><text:span text:style-name="Source_20_Text"><text:s text:c="8"/>}</text:span></text:p>
      <text:p text:style-name="Preformatted_20_Text"><text:span text:style-name="Source_20_Text"><text:s text:c="8"/>if (presupuesto &lt;= 0) {</text:span></text:p>
      <text:p text:style-name="Preformatted_20_Text"><text:span text:style-name="Source_20_Text"><text:s text:c="12"/>throw new PresupuestoInvalidoException("El presupuesto debe ser mayor a 0.");</text:span></text:p>
      <text:p text:style-name="Preformatted_20_Text"><text:span text:style-name="Source_20_Text"><text:s text:c="8"/>}</text:span></text:p>
      <text:p text:style-name="Preformatted_20_Text"><text:span text:style-name="Source_20_Text"><text:s text:c="8"/>return duracion * presupuesto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/ Clase GestorProyectos</text:span></text:p>
      <text:p text:style-name="Preformatted_20_Text"><text:span text:style-name="Source_20_Text">class GestorProyectos {</text:span></text:p>
      <text:p text:style-name="Preformatted_20_Text"><text:span text:style-name="Source_20_Text"><text:s text:c="4"/>public void procesarProyecto(Proyecto proyecto) {</text:span></text:p>
      <text:p text:style-name="Preformatted_20_Text"><text:span text:style-name="Source_20_Text"><text:s text:c="8"/>try {</text:span></text:p>
      <text:p text:style-name="Preformatted_20_Text"><text:span text:style-name="Source_20_Text"><text:s text:c="12"/>double costoTotal = proyecto.calcularCostoTotal();</text:span></text:p>
      <text:p text:style-name="Preformatted_20_Text"><text:span text:style-name="Source_20_Text"><text:s text:c="12"/>System.out.println("El costo total del proyecto es: " + costoTotal);</text:span></text:p>
      <text:p text:style-name="Preformatted_20_Text"><text:span text:style-name="Source_20_Text"><text:s text:c="8"/>} catch (DuracionInvalidaException | PresupuestoInvalidoException e) {</text:span></text:p>
      <text:p text:style-name="Preformatted_20_Text"><text:span text:style-name="Source_20_Text"><text:s text:c="12"/>System.out.println("Error al procesar el proyecto: " + e.getMessage());</text:span></text:p>
      <text:p text:style-name="Preformatted_20_Text"><text:span text:style-name="Source_20_Text"><text:s text:c="8"/>} finally {</text:span></text:p>
      <text:p text:style-name="Preformatted_20_Text"><text:span text:style-name="Source_20_Text"><text:s text:c="12"/>System.out.println("Operación de proyecto finalizada.");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/ Clase Principal</text:span></text:p>
      <text:p text:style-name="Preformatted_20_Text"><text:span text:style-name="Source_20_Text">public class Main {</text:span></text:p>
      <text:p text:style-name="Preformatted_20_Text"><text:span text:style-name="Source_20_Text"><text:s text:c="4"/>public static void main(String[] args) {</text:span></text:p>
      <text:p text:style-name="Preformatted_20_Text"><text:span text:style-name="Source_20_Text"><text:s text:c="8"/>Proyecto proyecto1 = new Proyecto(1, "Proyecto A", 12, 10000.0);</text:span></text:p>
      <text:p text:style-name="Preformatted_20_Text"><text:span text:style-name="Source_20_Text"><text:s text:c="8"/>Proyecto proyecto2 = new Proyecto(2, "Proyecto B", -6, 5000.0); // Duración inválida</text:span></text:p>
      <text:p text:style-name="Preformatted_20_Text"><text:span text:style-name="Source_20_Text"><text:s text:c="8"/>Proyecto proyecto3 = new Proyecto(3, "Proyecto C", 6, -5000.0); // Presupuesto inválido</text:span></text:p>
      <text:p text:style-name="Preformatted_20_Text"/>
      <text:p text:style-name="Preformatted_20_Text"><text:soft-page-break/><text:span text:style-name="Source_20_Text"><text:s text:c="8"/>GestorProyectos gestor = new GestorProyectos();</text:span></text:p>
      <text:p text:style-name="Preformatted_20_Text"/>
      <text:p text:style-name="Preformatted_20_Text"><text:span text:style-name="Source_20_Text"><text:s text:c="8"/>gestor.procesarProyecto(proyecto1);</text:span></text:p>
      <text:p text:style-name="Preformatted_20_Text"><text:span text:style-name="Source_20_Text"><text:s text:c="8"/>gestor.procesarProyecto(proyecto2);</text:span></text:p>
      <text:p text:style-name="Preformatted_20_Text"><text:span text:style-name="Source_20_Text"><text:s text:c="8"/>gestor.procesarProyecto(proyecto3);</text:span></text:p>
      <text:p text:style-name="Preformatted_20_Text"><text:span text:style-name="Source_20_Text"><text:s text:c="4"/>}</text:span></text:p>
      <text:p text:style-name="P1"><text:span text:style-name="Source_20_Text">}</text:span></text:p>
      <text:p text:style-name="Horizontal_20_Line"/>
      <text:p text:style-name="Text_20_body">Estos tres ejercicios adicionales siguen el mismo patrón de trabajo con excepciones personalizadas para garantizar que el código sea robusto y maneje adecuadamente los posibles errores. Puedes probarlos de forma similar a los ejercicios anteriores, asegurándote de capturar y gestionar correctamente los casos de error.</text:p>
      <text:p text:style-name="Text_20_body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1T16:11:06.053950267</meta:creation-date>
    <dc:date>2025-02-13T16:35:49.094829489</dc:date>
    <meta:editing-duration>PT6M54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3" meta:paragraph-count="473" meta:word-count="2725" meta:character-count="21585" meta:non-whitespace-character-count="17552"/>
  </office:meta>
</office:document-meta>
</file>